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yriadPro-Regular" svg:font-family="MyriadPro-Regular" style:font-pitch="variable"/>
    <style:font-face style:name="MyriadPro-Regular1" svg:font-family="MyriadPr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59cm" svg:stroke-color="#000000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82cm"/>
      <style:paragraph-properties style:writing-mode="lr-tb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-color="#ff8000" draw:textarea-horizontal-align="justify" draw:textarea-vertical-align="middle" draw:auto-grow-height="false" fo:min-height="0.119cm" fo:min-width="0cm" fo:padding-top="0.165cm" fo:padding-bottom="0.165cm" fo:padding-left="0.29cm" fo:padding-right="0.29cm" fo:wrap-option="wrap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fill-color="#ff4000" draw:textarea-horizontal-align="justify" draw:textarea-vertical-align="middle" draw:auto-grow-height="false" fo:min-height="0.119cm" fo:min-width="0cm" fo:padding-top="0.165cm" fo:padding-bottom="0.165cm" fo:padding-left="0.29cm" fo:padding-right="0.29cm" fo:wrap-option="wrap"/>
    </style:style>
    <style:style style:name="gr6" style:family="graphic" style:parent-style-name="standard">
      <style:graphic-properties draw:stroke="solid" svg:stroke-width="0.081cm" svg:stroke-color="#000000" draw:marker-start-width="0.321cm" draw:marker-end-width="0.321cm" draw:fill-color="#5983b0" draw:textarea-horizontal-align="justify" draw:textarea-vertical-align="middle" draw:auto-grow-height="false" fo:min-height="0.119cm" fo:min-width="0cm" fo:padding-top="0.165cm" fo:padding-bottom="0.165cm" fo:padding-left="0.29cm" fo:padding-right="0.29cm" fo:wrap-option="wrap"/>
    </style:style>
    <style:style style:name="gr7" style:family="graphic" style:parent-style-name="standard">
      <style:graphic-properties draw:stroke="solid" svg:stroke-width="0.081cm" svg:stroke-color="#000000" draw:marker-start-width="0.321cm" draw:marker-end-width="0.321cm" draw:fill-color="#168253" draw:textarea-horizontal-align="justify" draw:textarea-vertical-align="middle" draw:auto-grow-height="false" fo:min-height="0.119cm" fo:min-width="0cm" fo:padding-top="0.165cm" fo:padding-bottom="0.165cm" fo:padding-left="0.29cm" fo:padding-right="0.29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objectwithoutfill">
      <style:graphic-properties draw:marker-end="Arrowheads_20_5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102cm" fo:min-width="3.028cm" fo:wrap-option="wrap"/>
      <style:paragraph-properties style:writing-mode="lr-tb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objectwithoutfill">
      <style:graphic-properties draw:marker-end="Arrowheads_20_10" draw:marker-end-width="0.3cm" draw:fill="none" draw:textarea-vertical-align="middle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MasterSlide0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>
      <loext:graphic-properties draw:fill="none" draw:fill-color="#ffffff"/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-color="#5983b0"/>
      <style:paragraph-properties fo:text-align="center"/>
    </style:style>
    <style:style style:name="P7" style:family="paragraph">
      <loext:graphic-properties draw:fill-color="#168253"/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g>
          <draw:line draw:style-name="gr1" draw:text-style-name="P1" draw:layer="layout" svg:x1="3.175cm" svg:y1="3.175cm" svg:x2="29.845cm" svg:y2="3.175cm">
            <text:p/>
          </draw:line>
          <draw:line draw:style-name="gr1" draw:text-style-name="P1" draw:layer="layout" svg:x1="3.175cm" svg:y1="15.24cm" svg:x2="29.845cm" svg:y2="15.24cm">
            <text:p/>
          </draw:line>
          <draw:line draw:style-name="gr1" draw:text-style-name="P1" draw:layer="layout" svg:x1="3.175cm" svg:y1="10.795cm" svg:x2="29.845cm" svg:y2="10.795cm">
            <text:p/>
          </draw:line>
          <draw:line draw:style-name="gr1" draw:text-style-name="P1" draw:layer="layout" svg:x1="3.175cm" svg:y1="6.985cm" svg:x2="29.845cm" svg:y2="6.985cm">
            <text:p/>
          </draw:line>
          <draw:frame draw:style-name="gr2" draw:text-style-name="P3" draw:layer="layout" svg:width="5.08cm" svg:height="2.54cm" svg:x="30.48cm" svg:y="1.27cm">
            <draw:text-box>
              <text:p text:style-name="P2"><text:span text:style-name="T1">Branch:jill-</text:span><text:span text:style-name="T1">work</text:span></text:p>
              <text:p text:style-name="P2"><text:span text:style-name="T2">All of Jill’s </text:span><text:span text:style-name="T2">work is </text:span><text:span text:style-name="T2">happening </text:span><text:span text:style-name="T2">here</text:span></text:p>
            </draw:text-box>
          </draw:frame>
          <draw:frame draw:style-name="gr3" draw:text-style-name="P3" draw:layer="layout" svg:width="5.08cm" svg:height="2.232cm" svg:x="30.48cm" svg:y="6.658cm">
            <draw:text-box>
              <text:p text:style-name="P2"><text:span text:style-name="T1">Branch: bob-work</text:span></text:p>
              <text:p text:style-name="P2"><text:span text:style-name="T2">All of Bob’s work is done here</text:span></text:p>
            </draw:text-box>
          </draw:frame>
          <draw:custom-shape draw:style-name="gr4" draw:text-style-name="P4" draw:layer="layout" svg:width="0.635cm" svg:height="0.635cm" svg:x="24.765cm" svg:y="2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635cm" svg:height="0.635cm" svg:x="6.9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635cm" svg:height="0.635cm" svg:x="6.985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635cm" svg:height="0.635cm" svg:x="15.282cm" svg:y="14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5.08cm" svg:height="3.095cm" svg:x="30.48cm" svg:y="10.24cm">
            <draw:text-box>
              <text:p text:style-name="P8"><text:span text:style-name="T3">Branch Work</text:span><text:span text:style-name="T4">:</text:span><text:span text:style-name="T5"> internal </text:span><text:span text:style-name="T5">meeting</text:span></text:p>
            </draw:text-box>
          </draw:frame>
          <draw:frame draw:style-name="gr9" draw:text-style-name="P11" draw:layer="layout" svg:width="4.445cm" svg:height="2.132cm" svg:x="30.48cm" svg:y="14.605cm">
            <draw:text-box>
              <text:p text:style-name="P10"><text:span text:style-name="T3">Branch Main:</text:span><text:span text:style-name="T4"> </text:span><text:span text:style-name="T6">External meeting</text:span><text:span text:style-name="T4">s</text:span></text:p>
            </draw:text-box>
          </draw:frame>
          <draw:custom-shape draw:style-name="gr5" draw:text-style-name="P5" draw:layer="layout" svg:width="0.635cm" svg:height="0.635cm" svg:x="6.9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635cm" svg:height="0.635cm" svg:x="6.9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635cm" svg:height="0.635cm" svg:x="6.9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635cm" svg:height="0.635cm" svg:x="6.9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635cm" svg:height="0.635cm" svg:x="9.52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635cm" svg:height="0.635cm" svg:x="12.7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635cm" svg:height="0.635cm" svg:x="17.78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635cm" svg:height="0.635cm" svg:x="25.4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635cm" svg:height="0.635cm" svg:x="27.305cm" svg:y="2.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4" draw:layer="layout" svg:width="0.635cm" svg:height="0.635cm" svg:x="11.43cm" svg:y="2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635cm" svg:height="0.635cm" svg:x="15.24cm" svg:y="2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635cm" svg:height="0.635cm" svg:x="22.225cm" svg:y="2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635cm" svg:height="0.635cm" svg:x="12.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635cm" svg:height="0.635cm" svg:x="21.59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635cm" svg:height="0.635cm" svg:x="27.305cm" svg:y="14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7.62cm" svg:y1="6.985cm" svg:x2="7.62cm" svg:y2="10.16cm">
            <text:p/>
          </draw:line>
          <draw:line draw:style-name="gr11" draw:text-style-name="P1" draw:layer="layout" svg:x1="12.7cm" svg:y1="6.985cm" svg:x2="12.7cm" svg:y2="10.16cm">
            <text:p/>
          </draw:line>
          <draw:line draw:style-name="gr12" draw:text-style-name="P1" draw:layer="layout" svg:x1="22.225cm" svg:y1="3.175cm" svg:x2="22.225cm" svg:y2="10.16cm">
            <text:p/>
          </draw:line>
          <draw:line draw:style-name="gr13" draw:text-style-name="P1" draw:layer="layout" svg:x1="27.94cm" svg:y1="3.175cm" svg:x2="27.94cm" svg:y2="14.605cm">
            <text:p/>
          </draw:line>
          <draw:line draw:style-name="gr14" draw:text-style-name="P1" draw:layer="layout" svg:x1="15.24cm" svg:y1="3.175cm" svg:x2="15.24cm" svg:y2="14.605cm">
            <text:p/>
          </draw:line>
          <draw:custom-shape draw:style-name="gr15" draw:text-style-name="P13" draw:layer="layout" svg:width="3.81cm" svg:height="2.54cm" svg:x="2.54cm" svg:y="7.62cm">
            <text:p text:style-name="P12"><text:span text:style-name="T7">MR#1: </text:span><text:span text:style-name="T5">First internal meeting</text:span> </text:p>
            <draw:enhanced-geometry svg:viewBox="0 0 21600 21600" draw:text-areas="800 800 20800 20800" draw:type="round-rectangular-callout" draw:modifiers="25516.4523747048 21395.9858323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" draw:text-style-name="P13" draw:layer="layout" svg:width="3.81cm" svg:height="2.54cm" svg:x="8.255cm" svg:y="7.62cm">
            <text:p text:style-name="P12"><text:span text:style-name="T7">M</text:span><text:span text:style-name="T7">R</text:span><text:span text:style-name="T7">#</text:span><text:span text:style-name="T7">2</text:span><text:span text:style-name="T7">:</text:span><text:span text:style-name="T7"> </text:span><text:span text:style-name="T5"><text:s/></text:span><text:span text:style-name="T5">i</text:span><text:span text:style-name="T5">n</text:span><text:span text:style-name="T5">t</text:span><text:span text:style-name="T5">e</text:span><text:span text:style-name="T5">r</text:span><text:span text:style-name="T5">n</text:span><text:span text:style-name="T5">a</text:span><text:span text:style-name="T5">l</text:span><text:span text:style-name="T5"> </text:span><text:span text:style-name="T5">m</text:span><text:span text:style-name="T5">e</text:span><text:span text:style-name="T5">e</text:span><text:span text:style-name="T5">t</text:span><text:span text:style-name="T5">i</text:span><text:span text:style-name="T5">n</text:span><text:span text:style-name="T5">g</text:span> </text:p>
            <draw:enhanced-geometry svg:viewBox="0 0 21600 21600" draw:text-areas="800 800 20800 20800" draw:type="round-rectangular-callout" draw:modifiers="25516.4523747048 21395.9858323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" draw:text-style-name="P13" draw:layer="layout" svg:width="3.81cm" svg:height="2.54cm" svg:x="10.16cm" svg:y="11.43cm">
            <text:p text:style-name="P12"><text:span text:style-name="T7">MR#3: </text:span><text:span text:style-name="T5"><text:s/>Presentation</text:span></text:p>
            <draw:enhanced-geometry svg:viewBox="0 0 21600 21600" draw:text-areas="800 800 20800 20800" draw:type="round-rectangular-callout" draw:modifiers="25516.4523747048 21395.9858323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16" draw:text-style-name="P1" draw:layer="layout" svg:x1="18.415cm" svg:y1="6.985cm" svg:x2="21.59cm" svg:y2="10.16cm">
            <text:p/>
          </draw:line>
          <draw:custom-shape draw:style-name="gr15" draw:text-style-name="P13" draw:layer="layout" svg:width="3.81cm" svg:height="2.54cm" svg:x="17.78cm" svg:y="6.985cm">
            <text:p text:style-name="P12"><text:span text:style-name="T7">MR#4: </text:span><text:span text:style-name="T5"><text:s/>group meeting</text:span></text:p>
            <draw:enhanced-geometry svg:viewBox="0 0 21600 21600" draw:text-areas="800 800 20800 20800" draw:type="round-rectangular-callout" draw:modifiers="25516.4523747048 21395.9858323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" draw:text-style-name="P13" draw:layer="layout" svg:width="3.81cm" svg:height="2.54cm" svg:x="22.86cm" svg:y="11.43cm">
            <text:p text:style-name="P12"><text:span text:style-name="T7">M</text:span><text:span text:style-name="T7">R</text:span><text:span text:style-name="T7">#</text:span><text:span text:style-name="T7">5</text:span><text:span text:style-name="T7">:</text:span><text:span text:style-name="T7"> </text:span><text:span text:style-name="T5"><text:s/></text:span><text:span text:style-name="T5">S</text:span><text:span text:style-name="T5">u</text:span><text:span text:style-name="T5">b</text:span><text:span text:style-name="T5">m</text:span><text:span text:style-name="T5">i</text:span><text:span text:style-name="T5">s</text:span><text:span text:style-name="T5">s</text:span><text:span text:style-name="T5">i</text:span><text:span text:style-name="T5">o</text:span><text:span text:style-name="T5">n</text:span></text:p>
            <draw:enhanced-geometry svg:viewBox="0 0 21600 21600" draw:text-areas="800 800 20800 20800" draw:type="round-rectangular-callout" draw:modifiers="25516.4523747048 21395.9858323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17" draw:text-style-name="P1" draw:layer="layout" svg:x1="26.035cm" svg:y1="6.985cm" svg:x2="27.94cm" svg:y2="14.605cm">
            <text:p/>
          </draw:line>
          <draw:line draw:style-name="gr18" draw:text-style-name="P1" draw:layer="layout" svg:x1="11.43cm" svg:y1="3.175cm" svg:x2="12.7cm" svg:y2="10.16cm">
            <text:p/>
          </draw:line>
        </draw:g>
        <draw:frame draw:style-name="gr9" draw:text-style-name="P15" draw:layer="layout" svg:width="32.385cm" svg:height="0.962cm" svg:x="1.905cm" svg:y="18.415cm">
          <draw:text-box>
            <text:p text:style-name="P14"><text:span text:style-name="T8">C</text:span><text:span text:style-name="T8">o</text:span><text:span text:style-name="T8">l</text:span><text:span text:style-name="T8">l</text:span><text:span text:style-name="T8">a</text:span><text:span text:style-name="T8">b</text:span><text:span text:style-name="T8">o</text:span><text:span text:style-name="T8">r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w</text:span><text:span text:style-name="T8">o</text:span><text:span text:style-name="T8">r</text:span><text:span text:style-name="T8">k</text:span><text:span text:style-name="T8">f</text:span><text:span text:style-name="T8">l</text:span><text:span text:style-name="T8">o</text:span><text:span text:style-name="T8">w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yriadPro-Regular" svg:font-family="MyriadPro-Regular" style:font-pitch="variable"/>
    <style:font-face style:name="MyriadPro-Regular1" svg:font-family="MyriadPr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ffffff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Slide0" style:page-layout-name="PM1" draw:style-name="Mdp1">
      <draw:frame presentation:style-name="MasterSlide0-title" draw:layer="backgroundobjects" svg:width="32.51cm" svg:height="4.523cm" svg:x="1.806cm" svg:y="1.081cm" presentation:class="title" presentation:placeholder="true">
        <draw:text-box/>
      </draw:frame>
      <draw:frame presentation:style-name="MasterSlide0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8.624cm" svg:height="10.476cm" svg:x="1.482cm" svg:y="2.123cm" presentation:class="page"/>
        <draw:frame presentation:style-name="MasterSlide0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5-19T12:54:39.145023364</dc:date>
    <meta:editing-duration>PT40M33S</meta:editing-duration>
    <meta:editing-cycles>4</meta:editing-cycles>
    <meta:document-statistic meta:object-count="62"/>
  </office:meta>
</office:document-meta>
</file>